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textarea-horizontal-align="left" draw:textarea-vertical-align="top"/>
    </style:style>
    <style:style style:name="gr9" style:family="graphic" style:parent-style-name="standard">
      <style:graphic-properties draw:marker-start="Estremità_20_linea_20_1" draw:marker-end="Estremità_20_linea_20_1" draw:textarea-horizontal-align="center" draw:textarea-vertical-align="middle"/>
    </style:style>
    <style:style style:name="gr10" style:family="graphic" style:parent-style-name="standard">
      <style:graphic-properties draw:marker-start="Arrow" draw:marker-end="Arrow" draw:textarea-horizontal-align="center" draw:textarea-vertical-align="middle"/>
    </style:style>
    <style:style style:name="gr11" style:family="graphic" style:parent-style-name="standard">
      <style:graphic-properties draw:marker-start="Arrow" draw:textarea-horizontal-align="center" draw:textarea-vertical-align="middle"/>
    </style:style>
    <style:style style:name="gr12" style:family="graphic" style:parent-style-name="standard">
      <style:graphic-properties draw:marker-start="" draw:marker-end="Arrow" draw:textarea-horizontal-align="center" draw:textarea-vertical-align="middle"/>
    </style:style>
    <style:style style:name="gr13" style:family="graphic" style:parent-style-name="standard">
      <style:graphic-properties draw:fill="solid" draw:fill-color="#ff9966" draw:textarea-horizontal-align="center" draw:textarea-vertical-align="middl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10.5cm" svg:height="1.5cm" svg:x="2.5cm" svg:y="26.4cm">
          <text:p text:style-name="P1">Persistance</text:p>
        </draw:rect>
        <draw:rect draw:style-name="gr2" draw:text-style-name="P3" draw:id="id6" draw:layer="layout" svg:width="9.5cm" svg:height="2.5cm" svg:x="3cm" svg:y="21.5cm">
          <text:p text:style-name="P2"><text:span text:style-name="T1">CORE</text:span></text:p>
        </draw:rect>
        <draw:rect draw:style-name="gr3" draw:text-style-name="P1" draw:id="id3" draw:layer="layout" svg:width="9.5cm" svg:height="1cm" svg:x="3cm" svg:y="19cm">
          <text:p text:style-name="P1">Facade controllers</text:p>
        </draw:rect>
        <draw:rect draw:style-name="gr3" draw:text-style-name="P1" draw:id="id4" draw:layer="layout" svg:width="9.5cm" svg:height="1cm" svg:x="3cm" svg:y="14cm">
          <text:p text:style-name="P1">Handlers</text:p>
        </draw:rect>
        <draw:rect draw:style-name="gr4" draw:text-style-name="P1" draw:layer="layout" svg:width="2.5cm" svg:height="15cm" svg:x="15.5cm" svg:y="9cm">
          <text:p text:style-name="P1">M</text:p>
          <text:p text:style-name="P1">A</text:p>
          <text:p text:style-name="P1">P</text:p>
          <text:p text:style-name="P1">P</text:p>
          <text:p text:style-name="P1">E</text:p>
          <text:p text:style-name="P1">R</text:p>
          <text:p text:style-name="P1">S</text:p>
        </draw:rect>
        <draw:custom-shape draw:style-name="gr5" draw:text-style-name="P1" draw:id="id2" draw:layer="layout" svg:width="3cm" svg:height="2.7cm" svg:x="16cm" svg:y="25.8cm">
          <text:p text:style-name="P1">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4" draw:layer="layout" draw:type="line" svg:x1="13cm" svg:y1="27.15cm" svg:x2="16cm" svg:y2="27.149cm" draw:start-shape="id1" draw:start-glue-point="1" draw:end-shape="id2" draw:end-glue-point="6">
          <text:p/>
        </draw:connector>
        <draw:rect draw:style-name="gr7" draw:text-style-name="P1" draw:layer="layout" svg:width="3.5cm" svg:height="2cm" svg:x="8.5cm" svg:y="16cm">
          <text:p text:style-name="P1">Undo/Redo</text:p>
          <text:p text:style-name="P1">Framework</text:p>
        </draw:rect>
        <draw:rect draw:style-name="gr8" draw:text-style-name="P5" draw:id="id5" draw:layer="layout" svg:width="9.5cm" svg:height="4cm" svg:x="3cm" svg:y="8.5cm">
          <text:p text:style-name="P5"><text:span text:style-name="T2">GUI</text:span></text:p>
        </draw:rect>
        <draw:line draw:style-name="gr9" draw:text-style-name="P4" draw:layer="layout" svg:x1="10.25cm" svg:y1="16cm" svg:x2="10.25cm" svg:y2="15cm">
          <text:p/>
        </draw:line>
        <draw:line draw:style-name="gr9" draw:text-style-name="P4" draw:layer="layout" svg:x1="10.25cm" svg:y1="18cm" svg:x2="10.25cm" svg:y2="19cm">
          <text:p/>
        </draw:line>
        <draw:connector draw:style-name="gr10" draw:text-style-name="P4" draw:layer="layout" draw:type="line" svg:x1="7.75cm" svg:y1="19cm" svg:x2="7.75cm" svg:y2="15cm" draw:start-shape="id3" draw:start-glue-point="0" draw:end-shape="id4" draw:end-glue-point="2">
          <text:p/>
        </draw:connector>
        <draw:connector draw:style-name="gr10" draw:text-style-name="P4" draw:layer="layout" draw:type="line" svg:x1="7.75cm" svg:y1="14cm" svg:x2="7.75cm" svg:y2="12.5cm" draw:start-shape="id4" draw:start-glue-point="0" draw:end-shape="id5" draw:end-glue-point="2">
          <text:p/>
        </draw:connector>
        <draw:connector draw:style-name="gr10" draw:text-style-name="P4" draw:layer="layout" draw:type="line" svg:x1="7.75cm" svg:y1="21.5cm" svg:x2="7.75cm" svg:y2="20cm" draw:start-shape="id6" draw:start-glue-point="0" draw:end-shape="id3" draw:end-glue-point="2">
          <text:p/>
        </draw:connector>
        <draw:line draw:style-name="gr11" draw:text-style-name="P4" draw:layer="layout" svg:x1="12.5cm" svg:y1="23cm" svg:x2="15.5cm" svg:y2="23cm">
          <text:p/>
        </draw:line>
        <draw:line draw:style-name="gr12" draw:text-style-name="P4" draw:layer="layout" svg:x1="15.5cm" svg:y1="11cm" svg:x2="12.5cm" svg:y2="11cm">
          <text:p/>
        </draw:line>
        <draw:rect draw:style-name="gr13" draw:text-style-name="P4" draw:layer="layout" svg:width="4.5cm" svg:height="2cm" svg:x="8cm" svg:y="10cm">
          <text:p text:style-name="P1">Graph</text:p>
        </draw:rect>
        <draw:connector draw:style-name="gr14" draw:text-style-name="P4" draw:layer="layout" svg:x1="2.5cm" svg:y1="27.15cm" svg:x2="3cm" svg:y2="19.5cm" draw:start-shape="id1" draw:start-glue-point="3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stremità_20_linea_20_1" draw:display-name="Estremità linea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lessio Di Fazio</meta:initial-creator>
    <meta:creation-date>2008-05-08T17:56:29</meta:creation-date>
    <dc:creator>Alessio Di Fazio</dc:creator>
    <dc:date>2008-05-08T18:29:24</dc:date>
    <meta:editing-cycles>10</meta:editing-cycles>
    <meta:editing-duration>PT32M5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